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93b1" officeooo:paragraph-rsid="001393b1"/>
    </style:style>
    <style:style style:name="P2" style:family="paragraph" style:parent-style-name="Standard">
      <style:paragraph-properties fo:text-align="center" style:justify-single-word="false"/>
      <style:text-properties officeooo:rsid="001393b1" officeooo:paragraph-rsid="001393b1"/>
    </style:style>
    <style:style style:name="P3" style:family="paragraph" style:parent-style-name="Standard">
      <style:text-properties officeooo:rsid="001393b1" officeooo:paragraph-rsid="00153653"/>
    </style:style>
    <style:style style:name="P4" style:family="paragraph" style:parent-style-name="Standard">
      <style:text-properties fo:font-style="italic" officeooo:rsid="001393b1" officeooo:paragraph-rsid="001393b1" style:font-style-asian="italic" style:font-style-complex="italic"/>
    </style:style>
    <style:style style:name="P5" style:family="paragraph" style:parent-style-name="Standard">
      <style:text-properties officeooo:rsid="001441c6" officeooo:paragraph-rsid="001441c6"/>
    </style:style>
    <style:style style:name="P6" style:family="paragraph" style:parent-style-name="Standard">
      <style:text-properties officeooo:rsid="001441c6" officeooo:paragraph-rsid="0016849e"/>
    </style:style>
    <style:style style:name="P7" style:family="paragraph" style:parent-style-name="Standard">
      <style:text-properties officeooo:rsid="001441c6" officeooo:paragraph-rsid="0017a842"/>
    </style:style>
    <style:style style:name="P8" style:family="paragraph" style:parent-style-name="Standard">
      <style:text-properties officeooo:rsid="00153653" officeooo:paragraph-rsid="00153653"/>
    </style:style>
    <style:style style:name="P9" style:family="paragraph" style:parent-style-name="Standard">
      <style:text-properties officeooo:rsid="0016849e" officeooo:paragraph-rsid="0016849e"/>
    </style:style>
    <style:style style:name="P10" style:family="paragraph" style:parent-style-name="Standard">
      <style:text-properties officeooo:rsid="0017a842" officeooo:paragraph-rsid="0017a842"/>
    </style:style>
    <style:style style:name="P11" style:family="paragraph" style:parent-style-name="Standard">
      <style:text-properties officeooo:rsid="00185e3a" officeooo:paragraph-rsid="00185e3a"/>
    </style:style>
    <style:style style:name="T1" style:family="text">
      <style:text-properties officeooo:rsid="001393b1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3653" style:font-weight-asian="bold" style:font-weight-complex="bold"/>
    </style:style>
    <style:style style:name="T5" style:family="text">
      <style:text-properties fo:font-weight="bold" officeooo:rsid="0016849e" style:font-weight-asian="bold" style:font-weight-complex="bold"/>
    </style:style>
    <style:style style:name="T6" style:family="text">
      <style:text-properties fo:font-weight="bold" officeooo:rsid="0017a842" style:font-weight-asian="bold" style:font-weight-complex="bold"/>
    </style:style>
    <style:style style:name="T7" style:family="text">
      <style:text-properties officeooo:rsid="001441c6"/>
    </style:style>
    <style:style style:name="T8" style:family="text">
      <style:text-properties officeooo:rsid="0015365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3653" style:font-weight-asian="normal" style:font-weight-complex="normal"/>
    </style:style>
    <style:style style:name="T11" style:family="text">
      <style:text-properties fo:font-weight="normal" officeooo:rsid="0017a842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53653" style:font-style-asian="normal" style:font-style-complex="normal"/>
    </style:style>
    <style:style style:name="T14" style:family="text">
      <style:text-properties officeooo:rsid="0016849e"/>
    </style:style>
    <style:style style:name="T15" style:family="text">
      <style:text-properties style:text-position="sub 58%"/>
    </style:style>
    <style:style style:name="T16" style:family="text">
      <style:text-properties officeooo:rsid="0017a8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ntum <text:span text:style-name="T1">Non-D</text:span>eterminis<text:span text:style-name="T1">m</text:span></text:p>
      <text:p text:style-name="P2">by Sven Nilsen, 2020</text:p>
      <text:p text:style-name="P1"/>
      <text:p text:style-name="P4">In this paper, I show that quantum non-determinism corresponds to partial observations where the sum over probabilities are over complex numbers, <text:span text:style-name="T16">with an extra step that obfuscates learning distributions</text:span>.</text:p>
      <text:p text:style-name="P1"/>
      <text:p text:style-name="P3"><text:span text:style-name="T12">In the paper “Partial Observations”, I showed that probability distributions can be learned through partial observations. </text:span><text:span text:style-name="T13">For example, a</text:span> non-deterministic function `f : () → bool<text:span text:style-name="T2">n</text:span>`:</text:p>
      <text:p text:style-name="P1"/>
      <text:p text:style-name="P1"><text:tab/>00<text:tab/>01<text:tab/>10<text:tab/>11</text:p>
      <text:p text:style-name="P1"><text:tab/>0.2<text:tab/>0.3<text:tab/>0.1<text:tab/>0.4</text:p>
      <text:p text:style-name="P1"/>
      <text:p text:style-name="P1">A partial observation `g : bool<text:span text:style-name="T2">n</text:span> → bool<text:span text:style-name="T2">m</text:span>` where `m &lt; n` can learn parts of `f` when:</text:p>
      <text:p text:style-name="P1"/>
      <text:p text:style-name="P1"><text:tab/>|[g] b| == 1<text:tab/><text:tab/>for some `b`</text:p>
      <text:p text:style-name="P1"/>
      <text:p text:style-name="P1"><text:tab/>g · f<text:tab/>: () → bool<text:span text:style-name="T2">m</text:span></text:p>
      <text:p text:style-name="P1"/>
      <text:p text:style-name="P5">Quantum non-deterministic functions uses complex numbers for probabilities instead of real numbers:</text:p>
      <text:p text:style-name="P1"/>
      <text:p text:style-name="P1"><text:tab/>00<text:tab/><text:tab/>01<text:tab/><text:tab/>10<text:tab/><text:tab/>11</text:p>
      <text:p text:style-name="P1"><text:tab/><text:span text:style-name="T9">0.2 + 0.4i<text:tab/>0.3 – 0.1i<text:tab/>0.1 + 0.3i<text:tab/>-0.4 – 0.2i</text:span></text:p>
      <text:p text:style-name="P1"/>
      <text:p text:style-name="P5"><text:span text:style-name="T8">Like before, t</text:span>he p<text:span text:style-name="T8">artial observation “sums over” the complex probability amplitudes:</text:span></text:p>
      <text:p text:style-name="P5"/>
      <text:p text:style-name="P5"><text:tab/>0<text:tab/><text:tab/>1</text:p>
      <text:p text:style-name="P5"><text:span text:style-name="T8"><text:tab/></text:span><text:span text:style-name="T10">0.5 + 0.3i</text:span><text:span text:style-name="T9"><text:tab/>-</text:span><text:span text:style-name="T10">0.3 + 0.1i</text:span><text:tab/><text:tab/>first bit</text:p>
      <text:p text:style-name="P5"><text:tab/><text:span text:style-name="T10">0.3 + 0.7i</text:span><text:span text:style-name="T9"><text:tab/>-</text:span><text:span text:style-name="T10">0.1 + -0.3i</text:span><text:tab/><text:tab/><text:span text:style-name="T8">second bit</text:span></text:p>
      <text:p text:style-name="P5"><text:tab/><text:span text:style-name="T10">0.6 + 0.6i</text:span><text:span text:style-name="T9"><text:tab/></text:span><text:span text:style-name="T3">-</text:span><text:span text:style-name="T4">0.4 – 0.2i</text:span><text:tab/><text:tab/><text:span text:style-name="T8">logical AND<text:tab/><text:tab/>learns `f() == 11`</text:span></text:p>
      <text:p text:style-name="P5"><text:tab/><text:span text:style-name="T4">0.2 + 0.4i</text:span><text:tab/><text:span text:style-name="T8">0 + 0i</text:span><text:tab/><text:tab/><text:tab/><text:span text:style-name="T8">logical OR<text:tab/><text:tab/>learns `f() == 00`</text:span></text:p>
      <text:p text:style-name="P5"/>
      <text:p text:style-name="P8">If one could measure the complex probability amplitude directly, then one could use partial observations to learn the <text:span text:style-name="T14">probability distribution of `f`. However, to observe a quantum system requires an extra step. To measure e.g. `0` one takes the norm squared divided by the sum of norms squared:</text:span></text:p>
      <text:p text:style-name="P9"/>
      <text:p text:style-name="P9"><text:tab/>|<text:span text:style-name="T16">p</text:span><text:span text:style-name="T15">0</text:span>|<text:span text:style-name="T2">2</text:span> / (|<text:span text:style-name="T16">p</text:span><text:span text:style-name="T15">0</text:span>|<text:span text:style-name="T2">2</text:span> + |<text:span text:style-name="T16">p</text:span><text:span text:style-name="T15">1</text:span>|<text:span text:style-name="T2">2</text:span>)<text:tab/>&lt;=&gt;<text:tab/>p<text:span text:style-name="T15">0</text:span>p<text:span text:style-name="T15">0</text:span><text:span text:style-name="T2">*</text:span> / (p<text:span text:style-name="T15">0</text:span>p<text:span text:style-name="T15">0</text:span><text:span text:style-name="T2">*</text:span> + p<text:span text:style-name="T15">1</text:span>p<text:span text:style-name="T15">1</text:span><text:span text:style-name="T2">*</text:span>)<text:tab/><text:tab/><text:tab/>`p<text:span text:style-name="T2">*</text:span>` replaces `i` with `-i`.</text:p>
      <text:p text:style-name="P9"/>
      <text:p text:style-name="P10">Which produces the following probabilities:</text:p>
      <text:p text:style-name="P9"/>
      <text:p text:style-name="P9"><text:tab/><text:span text:style-name="T7">0<text:tab/><text:tab/>1</text:span></text:p>
      <text:p text:style-name="P6"><text:span text:style-name="T8"><text:tab/></text:span><text:span text:style-name="T11">0.773</text:span><text:span text:style-name="T9"><text:tab/><text:tab/></text:span><text:span text:style-name="T11">0.227</text:span><text:tab/><text:tab/><text:tab/>first bit</text:p>
      <text:p text:style-name="P6"><text:tab/><text:span text:style-name="T11">0.853</text:span><text:span text:style-name="T9"><text:tab/><text:tab/></text:span><text:span text:style-name="T11">0.147</text:span><text:tab/><text:tab/><text:tab/><text:span text:style-name="T8">second bit</text:span></text:p>
      <text:p text:style-name="P7"><text:tab/><text:span text:style-name="T11">0.783</text:span><text:span text:style-name="T9"><text:tab/></text:span><text:span text:style-name="T3"><text:tab/></text:span><text:span text:style-name="T6">0.217</text:span><text:tab/><text:tab/><text:tab/><text:span text:style-name="T8">logical AND<text:tab/><text:tab/>no longer learns `f() == 11`</text:span></text:p>
      <text:p text:style-name="P6"><text:tab/><text:span text:style-name="T5">1</text:span><text:tab/><text:tab/><text:span text:style-name="T8">0</text:span><text:tab/><text:tab/><text:tab/><text:span text:style-name="T8">logical OR<text:tab/><text:tab/>only observes `f() == 00`</text:span></text:p>
      <text:p text:style-name="P6"/>
      <text:p text:style-name="P11">The destructive interference of complex amplitudes obfuscates the learning through partial observ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9:20:43.808803000</meta:creation-date>
    <dc:date>2020-04-04T20:28:06.632543000</dc:date>
    <meta:editing-duration>PT7M5S</meta:editing-duration>
    <meta:editing-cycles>1</meta:editing-cycles>
    <meta:document-statistic meta:table-count="0" meta:image-count="0" meta:object-count="0" meta:page-count="1" meta:paragraph-count="27" meta:word-count="289" meta:character-count="1693" meta:non-whitespace-character-count="1382"/>
    <meta:generator>LibreOffice/5.1.2.2$MacOSX_X86_64 LibreOffice_project/d3bf12ecb743fc0d20e0be0c58ca359301eb705f</meta:generator>
  </office:meta>
</office:document-meta>
</file>